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0098cc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ffe2a5" draw:opacity="80%" draw:textarea-horizontal-align="center" draw:textarea-vertical-align="middle" draw:shadow="hidden" draw:shadow-offset-x="0.3cm" draw:shadow-offset-y="0.3cm" draw:shadow-color="#808080" draw:shadow-opacity="8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c80b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5" style:family="graphic" style:parent-style-name="standard">
      <style:graphic-properties draw:stroke="solid" svg:stroke-width="0cm" svg:stroke-color="#80808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000000" draw:marker-start="Arrow_20_concave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3cm" svg:stroke-color="#000000" draw:marker-start-width="0.245cm" draw:marker-start-center="false" draw:marker-end="Arrow_20_concav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4077" svg:stroke-width="0.019cm" svg:stroke-color="#808080" draw:marker-start-width="0.302cm" draw:marker-start-center="false" draw:marker-end-width="0.302cm" draw:marker-end-center="false" draw:fill="none" draw:fill-color="#ffffff" fo:min-height="0.343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078" svg:stroke-width="0.03cm" svg:stroke-color="#808080" draw:marker-start-width="0.318cm" draw:marker-start-center="false" draw:marker-end-width="0.318cm" draw:marker-end-center="false" draw:fill="none" draw:fill-color="#ffffff" draw:auto-grow-width="true" fo:min-height="0.201cm" fo:min-width="0.0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4079" svg:stroke-width="0.03cm" svg:stroke-color="#808080" draw:marker-start-width="0.318cm" draw:marker-start-center="false" draw:marker-end-width="0.318cm" draw:marker-end-center="false" draw:fill="none" draw:fill-color="#ffffff" fo:min-height="0.747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4080" svg:stroke-width="0.019cm" svg:stroke-color="#808080" draw:marker-start-width="0.302cm" draw:marker-start-center="false" draw:marker-end-width="0.302cm" draw:marker-end-center="false" draw:fill="none" draw:fill-color="#ffffff" fo:min-height="0.929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081" svg:stroke-width="0.019cm" svg:stroke-color="#808080" draw:marker-start-width="0.302cm" draw:marker-start-center="false" draw:marker-end-width="0.302cm" draw:marker-end-center="false" draw:fill="none" draw:fill-color="#ffffff" fo:min-height="0.929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4082" svg:stroke-width="0.019cm" svg:stroke-color="#808080" draw:marker-start-width="0.302cm" draw:marker-start-center="false" draw:marker-end-width="0.302cm" draw:marker-end-center="false" draw:fill="none" draw:fill-color="#ffffff" fo:min-height="0.818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41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4083" svg:stroke-width="0.019cm" svg:stroke-color="#808080" draw:marker-start-width="0.302cm" draw:marker-start-center="false" draw:marker-end-width="0.302cm" draw:marker-end-center="false" draw:fill="none" draw:fill-color="#ffffff" fo:min-height="0.818cm" draw:shadow="hidden" draw:shadow-offset-x="0.3cm" draw:shadow-offset-y="0.3cm" draw:shadow-color="#808080"/>
    </style:style>
    <style:style style:name="P1" style:family="paragraph">
      <loext:graphic-properties draw:fill="solid" draw:fill-color="#0098c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ffe2a5" draw:opacity="8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text-position="-33% 58%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382cm" svg:height="1.567cm" svg:x="10.702cm" svg:y="14.852cm">
            <text:p/>
          </draw:rect>
          <draw:rect draw:style-name="gr2" draw:text-style-name="P2" draw:layer="layout" svg:width="2.417cm" svg:height="1.567cm" svg:x="8.285cm" svg:y="14.852cm">
            <text:p/>
          </draw:rect>
          <draw:rect draw:style-name="gr3" draw:text-style-name="P3" draw:layer="layout" svg:width="2.393cm" svg:height="1.572cm" svg:x="8.285cm" svg:y="13.262cm">
            <text:p/>
          </draw:rect>
          <draw:rect draw:style-name="gr4" draw:text-style-name="P4" draw:layer="layout" svg:width="2.41cm" svg:height="1.583cm" svg:x="10.675cm" svg:y="13.262cm">
            <text:p/>
          </draw:rect>
          <draw:line draw:style-name="gr5" draw:text-style-name="P5" draw:layer="layout" svg:x1="8.691cm" svg:y1="13.269cm" svg:x2="8.691cm" svg:y2="16.416cm">
            <text:p/>
          </draw:line>
          <draw:line draw:style-name="gr5" draw:text-style-name="P5" draw:layer="layout" svg:x1="9.088cm" svg:y1="13.269cm" svg:x2="9.088cm" svg:y2="16.416cm">
            <text:p/>
          </draw:line>
          <draw:line draw:style-name="gr5" draw:text-style-name="P5" draw:layer="layout" svg:x1="9.49cm" svg:y1="13.269cm" svg:x2="9.49cm" svg:y2="16.416cm">
            <text:p/>
          </draw:line>
          <draw:line draw:style-name="gr5" draw:text-style-name="P5" draw:layer="layout" svg:x1="9.88cm" svg:y1="13.269cm" svg:x2="9.88cm" svg:y2="16.416cm">
            <text:p/>
          </draw:line>
          <draw:line draw:style-name="gr5" draw:text-style-name="P5" draw:layer="layout" svg:x1="10.287cm" svg:y1="13.269cm" svg:x2="10.287cm" svg:y2="16.416cm">
            <text:p/>
          </draw:line>
          <draw:line draw:style-name="gr6" draw:text-style-name="P5" draw:layer="layout" svg:x1="10.684cm" svg:y1="13.269cm" svg:x2="10.684cm" svg:y2="16.416cm">
            <text:p/>
          </draw:line>
          <draw:line draw:style-name="gr5" draw:text-style-name="P5" draw:layer="layout" svg:x1="11.081cm" svg:y1="13.269cm" svg:x2="11.081cm" svg:y2="16.416cm">
            <text:p/>
          </draw:line>
          <draw:line draw:style-name="gr5" draw:text-style-name="P5" draw:layer="layout" svg:x1="11.485cm" svg:y1="13.269cm" svg:x2="11.485cm" svg:y2="16.416cm">
            <text:p/>
          </draw:line>
          <draw:line draw:style-name="gr7" draw:text-style-name="P5" draw:layer="layout" svg:x1="11.882cm" svg:y1="13.269cm" svg:x2="11.882cm" svg:y2="16.416cm">
            <text:p/>
          </draw:line>
          <draw:line draw:style-name="gr5" draw:text-style-name="P5" draw:layer="layout" svg:x1="12.277cm" svg:y1="13.269cm" svg:x2="12.277cm" svg:y2="16.416cm">
            <text:p/>
          </draw:line>
          <draw:line draw:style-name="gr5" draw:text-style-name="P5" draw:layer="layout" svg:x1="12.681cm" svg:y1="13.269cm" svg:x2="12.681cm" svg:y2="16.416cm">
            <text:p/>
          </draw:line>
          <draw:line draw:style-name="gr7" draw:text-style-name="P5" draw:layer="layout" svg:x1="8.292cm" svg:y1="13.664cm" svg:x2="13.077cm" svg:y2="13.664cm">
            <text:p/>
          </draw:line>
          <draw:line draw:style-name="gr7" draw:text-style-name="P5" draw:layer="layout" svg:x1="8.292cm" svg:y1="14.054cm" svg:x2="13.077cm" svg:y2="14.054cm">
            <text:p/>
          </draw:line>
          <draw:line draw:style-name="gr7" draw:text-style-name="P5" draw:layer="layout" svg:x1="8.292cm" svg:y1="14.446cm" svg:x2="13.077cm" svg:y2="14.446cm">
            <text:p/>
          </draw:line>
          <draw:line draw:style-name="gr8" draw:text-style-name="P5" draw:layer="layout" svg:x1="8.292cm" svg:y1="14.841cm" svg:x2="13.077cm" svg:y2="14.841cm">
            <text:p/>
          </draw:line>
          <draw:line draw:style-name="gr7" draw:text-style-name="P5" draw:layer="layout" svg:x1="8.292cm" svg:y1="15.234cm" svg:x2="13.077cm" svg:y2="15.234cm">
            <text:p/>
          </draw:line>
          <draw:line draw:style-name="gr7" draw:text-style-name="P5" draw:layer="layout" svg:x1="8.292cm" svg:y1="15.626cm" svg:x2="13.077cm" svg:y2="15.626cm">
            <text:p/>
          </draw:line>
          <draw:line draw:style-name="gr7" draw:text-style-name="P5" draw:layer="layout" svg:x1="8.292cm" svg:y1="16.021cm" svg:x2="13.077cm" svg:y2="16.021cm">
            <text:p/>
          </draw:line>
          <draw:frame draw:style-name="gr9" draw:text-style-name="P7" draw:layer="layout" svg:width="0.309cm" svg:height="0.624cm" svg:x="10.275cm" svg:y="14.822cm">
            <draw:text-box>
              <text:p text:style-name="P6"><text:span text:style-name="T1">0</text:span></text:p>
            </draw:text-box>
          </draw:frame>
          <draw:frame draw:style-name="gr10" draw:text-style-name="P7" draw:layer="layout" svg:width="0.989cm" svg:height="0.624cm" svg:x="9.798cm" svg:y="14.127cm">
            <draw:text-box>
              <text:p text:style-name="P6"><text:span text:style-name="T1">+1</text:span></text:p>
            </draw:text-box>
          </draw:frame>
          <draw:frame draw:style-name="gr11" draw:text-style-name="P7" draw:layer="layout" svg:width="1.243cm" svg:height="0.997cm" svg:x="10.706cm" svg:y="14.834cm">
            <draw:text-box>
              <text:p text:style-name="P6"><text:span text:style-name="T1">+1</text:span></text:p>
            </draw:text-box>
          </draw:frame>
          <draw:line draw:style-name="gr7" draw:text-style-name="P5" draw:layer="layout" svg:x1="8.691cm" svg:y1="13.273cm" svg:x2="8.691cm" svg:y2="16.423cm">
            <text:p/>
          </draw:line>
          <draw:line draw:style-name="gr7" draw:text-style-name="P5" draw:layer="layout" svg:x1="9.088cm" svg:y1="13.273cm" svg:x2="9.088cm" svg:y2="16.42cm">
            <text:p/>
          </draw:line>
          <draw:line draw:style-name="gr7" draw:text-style-name="P5" draw:layer="layout" svg:x1="9.49cm" svg:y1="13.273cm" svg:x2="9.49cm" svg:y2="16.42cm">
            <text:p/>
          </draw:line>
          <draw:line draw:style-name="gr7" draw:text-style-name="P5" draw:layer="layout" svg:x1="9.88cm" svg:y1="13.273cm" svg:x2="9.88cm" svg:y2="16.42cm">
            <text:p/>
          </draw:line>
          <draw:line draw:style-name="gr7" draw:text-style-name="P5" draw:layer="layout" svg:x1="10.287cm" svg:y1="13.273cm" svg:x2="10.287cm" svg:y2="16.42cm">
            <text:p/>
          </draw:line>
          <draw:line draw:style-name="gr6" draw:text-style-name="P5" draw:layer="layout" svg:x1="10.684cm" svg:y1="13.273cm" svg:x2="10.684cm" svg:y2="16.42cm">
            <text:p/>
          </draw:line>
          <draw:line draw:style-name="gr7" draw:text-style-name="P5" draw:layer="layout" svg:x1="11.081cm" svg:y1="13.273cm" svg:x2="11.081cm" svg:y2="16.42cm">
            <text:p/>
          </draw:line>
          <draw:line draw:style-name="gr7" draw:text-style-name="P5" draw:layer="layout" svg:x1="11.485cm" svg:y1="13.273cm" svg:x2="11.485cm" svg:y2="16.42cm">
            <text:p/>
          </draw:line>
          <draw:line draw:style-name="gr7" draw:text-style-name="P5" draw:layer="layout" svg:x1="12.277cm" svg:y1="13.273cm" svg:x2="12.277cm" svg:y2="16.42cm">
            <text:p/>
          </draw:line>
          <draw:line draw:style-name="gr7" draw:text-style-name="P5" draw:layer="layout" svg:x1="12.681cm" svg:y1="13.273cm" svg:x2="12.681cm" svg:y2="16.42cm">
            <text:p/>
          </draw:line>
          <draw:line draw:style-name="gr8" draw:text-style-name="P5" draw:layer="layout" svg:x1="8.292cm" svg:y1="14.848cm" svg:x2="13.077cm" svg:y2="14.848cm">
            <text:p/>
          </draw:line>
          <draw:frame draw:style-name="gr12" draw:text-style-name="P7" draw:layer="layout" svg:width="1.019cm" svg:height="1.179cm" svg:x="11.719cm" svg:y="13.486cm">
            <draw:text-box>
              <text:p text:style-name="P6"><text:span text:style-name="T1">z</text:span><text:span text:style-name="T2">1</text:span></text:p>
            </draw:text-box>
          </draw:frame>
          <draw:frame draw:style-name="gr13" draw:text-style-name="P7" draw:layer="layout" svg:width="1.026cm" svg:height="1.179cm" svg:x="8.898cm" svg:y="13.504cm">
            <draw:text-box>
              <text:p text:style-name="P6"><text:span text:style-name="T1">z</text:span><text:span text:style-name="T2">2</text:span></text:p>
            </draw:text-box>
          </draw:frame>
          <draw:frame draw:style-name="gr14" draw:text-style-name="P7" draw:layer="layout" svg:width="1.024cm" svg:height="1.068cm" svg:x="8.9cm" svg:y="15.449cm">
            <draw:text-box>
              <text:p text:style-name="P6"><text:span text:style-name="T1">z</text:span><text:span text:style-name="T2">3</text:span></text:p>
            </draw:text-box>
          </draw:frame>
          <draw:line draw:style-name="gr15" draw:text-style-name="P5" draw:layer="layout" svg:x1="11.081cm" svg:y1="14.76cm" svg:x2="11.081cm" svg:y2="14.947cm">
            <text:p/>
          </draw:line>
          <draw:line draw:style-name="gr15" draw:text-style-name="P5" draw:layer="layout" svg:x1="10.592cm" svg:y1="14.451cm" svg:x2="10.783cm" svg:y2="14.451cm">
            <text:p/>
          </draw:line>
          <draw:frame draw:style-name="gr16" draw:text-style-name="P7" draw:layer="layout" svg:width="1.019cm" svg:height="1.068cm" svg:x="11.719cm" svg:y="15.458cm">
            <draw:text-box>
              <text:p text:style-name="P6"><text:span text:style-name="T1">z</text:span><text:span text:style-name="T2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077" draw:display-name="Dashed (var) 4077" draw:style="rect" draw:dots1="1" draw:dots1-length="0.003cm" draw:dots2="1" draw:dots2-length="0.003cm" draw:distance="0.003cm"/>
    <draw:stroke-dash draw:name="Dashed_20__28_var_29__20_4078" draw:display-name="Dashed (var) 4078" draw:style="rect" draw:dots1="1" draw:dots1-length="0.003cm" draw:dots2="1" draw:dots2-length="0.003cm" draw:distance="0.003cm"/>
    <draw:stroke-dash draw:name="Dashed_20__28_var_29__20_4079" draw:display-name="Dashed (var) 4079" draw:style="rect" draw:dots1="1" draw:dots1-length="0.003cm" draw:dots2="1" draw:dots2-length="0.003cm" draw:distance="0.003cm"/>
    <draw:stroke-dash draw:name="Dashed_20__28_var_29__20_4080" draw:display-name="Dashed (var) 4080" draw:style="rect" draw:dots1="1" draw:dots1-length="0.003cm" draw:dots2="1" draw:dots2-length="0.003cm" draw:distance="0.003cm"/>
    <draw:stroke-dash draw:name="Dashed_20__28_var_29__20_4081" draw:display-name="Dashed (var) 4081" draw:style="rect" draw:dots1="1" draw:dots1-length="0.003cm" draw:dots2="1" draw:dots2-length="0.003cm" draw:distance="0.003cm"/>
    <draw:stroke-dash draw:name="Dashed_20__28_var_29__20_4082" draw:display-name="Dashed (var) 4082" draw:style="rect" draw:dots1="1" draw:dots1-length="0.003cm" draw:dots2="1" draw:dots2-length="0.003cm" draw:distance="0.003cm"/>
    <draw:stroke-dash draw:name="Dashed_20__28_var_29__20_4083" draw:display-name="Dashed (var) 4083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33:06.529533609</meta:creation-date>
    <dc:date>2018-03-16T11:35:52.530198467</dc:date>
    <meta:editing-duration>PT2M46S</meta:editing-duration>
    <meta:editing-cycles>1</meta:editing-cycles>
    <meta:document-statistic meta:object-count="43"/>
    <meta:generator>LibreOffice/6.0.0.3$MacOSX_X86_64 LibreOffice_project/64a0f66915f38c6217de274f0aa8e15618924765</meta:generator>
  </office:meta>
</office:document-meta>
</file>